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2000000386272E6A1.png" manifest:media-type="image/png"/>
  <manifest:file-entry manifest:full-path="Pictures/10000000000000C7000000FE8E57394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14cm, 0.953cm, 0cm)" draw:image-opacity="100%" style:mirror="none" loext:decorative="false"/>
    </style:style>
    <style:style style:name="gr2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53cm, 0.953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solid" draw:fill-color="#66ff66" fo:min-height="0.55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66ff" fo:min-height="0.556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8" style:family="graphic" style:parent-style-name="standard">
      <style:graphic-properties draw:fill="solid" draw:fill-color="#ff950e" draw:textarea-horizontal-align="justify" draw:textarea-vertical-align="middle" draw:auto-grow-height="false" fo:min-height="0.384cm" fo:min-width="0.174cm" loext:decorative="false"/>
    </style:style>
    <style:style style:name="gr9" style:family="graphic" style:parent-style-name="standard">
      <style:graphic-properties draw:stroke="none" draw:fill="none" fo:min-height="0.476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2.4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0.902cm" loext:decorative="false"/>
      <style:paragraph-properties style:writing-mode="lr-tb"/>
    </style:style>
    <style:style style:name="gr1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/>
    </style:style>
    <style:style style:name="P3" style:family="paragraph">
      <loext:graphic-properties draw:fill="none"/>
      <style:text-properties style:font-name="Consolas" fo:font-size="12pt" style:font-size-asian="12pt" style:font-size-complex="12pt"/>
    </style:style>
    <style:style style:name="P4" style:family="paragraph">
      <style:text-properties fo:font-size="14pt"/>
    </style:style>
    <style:style style:name="P5" style:family="paragraph">
      <loext:graphic-properties draw:fill="solid" draw:fill-color="#66ff66"/>
      <style:text-properties fo:font-size="14pt" style:font-size-asian="14pt" style:font-size-complex="14pt"/>
    </style:style>
    <style:style style:name="P6" style:family="paragraph">
      <loext:graphic-properties draw:fill="solid" draw:fill-color="#ff66ff"/>
      <style:text-properties fo:font-size="14pt" style:font-size-asian="14pt" style:font-size-complex="14pt"/>
    </style:style>
    <style:style style:name="P7" style:family="paragraph">
      <loext:graphic-properties draw:fill="solid" draw:fill-color="#ff950e"/>
      <style:text-properties fo:font-size="12pt"/>
    </style:style>
    <style:style style:name="P8" style:family="paragraph">
      <style:text-properties fo:font-size="18pt"/>
    </style:style>
    <style:style style:name="P9" style:family="paragraph">
      <loext:graphic-properties draw:fill="non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indent="0cm"/>
      <style:text-properties style:font-name="Consolas" fo:font-size="12pt" style:font-size-asian="12pt" style:font-size-complex="12pt"/>
    </style:style>
    <style:style style:name="P12" style:family="paragraph">
      <loext:graphic-properties draw:fill-color="#ffffff"/>
    </style:style>
    <style:style style:name="T1" style:family="text">
      <style:text-properties style:font-name="Consolas" fo:font-size="12pt" fo:background-color="#ff66cc" style:font-size-asian="12pt" style:font-size-complex="12pt"/>
    </style:style>
    <style:style style:name="T2" style:family="text">
      <style:text-properties style:font-name="Consolas" fo:font-size="12pt" style:font-size-asian="12pt" style:font-size-complex="12pt"/>
    </style:style>
    <style:style style:name="T3" style:family="text">
      <style:text-properties style:font-name="Consolas" fo:font-size="12pt" fo:background-color="#66ff99" style:font-size-asian="12pt" style:font-size-complex="12pt"/>
    </style:style>
    <style:style style:name="T4" style:family="text">
      <style:text-properties style:font-name="Consolas" fo:font-size="12pt" fo:background-color="transparen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b2b2b2" loext:opacity="100%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fo:background-color="#66ff99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183cm" svg:height="1.5cm" draw:transform="rotate (1.09955742875643) translate (13.959cm 16.419cm)">
          <draw:image xlink:href="Pictures/10000000000000C7000000FE8E57394B.png" xlink:type="simple" xlink:show="embed" xlink:actuate="onLoad" draw:mime-type="image/png">
            <text:p/>
          </draw:image>
        </draw:frame>
        <draw:frame draw:style-name="gr2" draw:text-style-name="P3" draw:layer="layout" svg:width="12.857cm" svg:height="1.674cm" svg:x="7.39cm" svg:y="5.074cm">
          <draw:text-box>
            <text:p text:style-name="P2"><text:span text:style-name="T1">gaaaagcgtttacctcggaactctattgta</text:span><text:span text:style-name="T2">gaacccctat...</text:span></text:p>
            <text:p text:style-name="P2"><text:span text:style-name="T2">cttttcgcaaatggagccttgagataacatcttggggata...</text:span></text:p>
          </draw:text-box>
        </draw:frame>
        <draw:frame draw:style-name="gr2" draw:text-style-name="P3" draw:layer="layout" svg:width="15.188cm" svg:height="1.674cm" svg:x="2.859cm" svg:y="3.4cm">
          <draw:text-box>
            <text:p text:style-name="P2"><text:span text:style-name="T2">...gcaa</text:span><text:span text:style-name="T2">tgagaca</text:span><text:span text:style-name="T2">agaac</text:span><text:span text:style-name="T3">ga</text:span><text:span text:style-name="T3">aaagcgt</text:span><text:span text:style-name="T3">ttacctc</text:span><text:span text:style-name="T3">ggaactc</text:span><text:span text:style-name="T3">tattgta</text:span></text:p>
            <text:p text:style-name="P2"><text:span text:style-name="T2">...cgtt</text:span><text:span text:style-name="T2">actctgt</text:span><text:span text:style-name="T2">tcttgct</text:span><text:span text:style-name="T2">tttcgca</text:span><text:span text:style-name="T2">aatggag</text:span><text:span text:style-name="T2">ccttgag</text:span><text:span text:style-name="T2">ataacat</text:span></text:p>
          </draw:text-box>
        </draw:frame>
        <draw:frame draw:style-name="gr2" draw:text-style-name="P3" draw:layer="layout" svg:width="12.857cm" svg:height="1.674cm" svg:x="7.002cm" svg:y="11.274cm">
          <draw:text-box>
            <text:p text:style-name="P2"><text:span text:style-name="T4"><text:s text:c="6"/></text:span><text:span text:style-name="T4"><text:s text:c="6"/></text:span><text:span text:style-name="T4"><text:s text:c="6"/></text:span><text:span text:style-name="T4"><text:s text:c="6"/></text:span><text:span text:style-name="T4"><text:s text:c="6"/></text:span><text:span text:style-name="T2">gaacc</text:span><text:span text:style-name="T2">cctat</text:span><text:span text:style-name="T2">...</text:span></text:p>
            <text:p text:style-name="P2"><text:span text:style-name="T2">ctttt</text:span><text:span text:style-name="T2">cgcaa</text:span><text:span text:style-name="T2">atgga</text:span><text:span text:style-name="T2">gcctt</text:span><text:span text:style-name="T2">gagat</text:span><text:span text:style-name="T2">aacat</text:span><text:span text:style-name="T2">cttgg</text:span><text:span text:style-name="T2">ggata</text:span><text:span text:style-name="T2">...</text:span></text:p>
          </draw:text-box>
        </draw:frame>
        <draw:frame draw:style-name="gr2" draw:text-style-name="P3" draw:layer="layout" svg:width="15.188cm" svg:height="1.674cm" svg:x="2.671cm" svg:y="9.6cm">
          <draw:text-box>
            <text:p text:style-name="P2"><text:span text:style-name="T2">...gcaatgagacaagaac</text:span><text:span text:style-name="T3">gaaaagcgtttacctcggaactctattgta</text:span></text:p>
            <text:p text:style-name="P2"><text:span text:style-name="T2">...cgttactctgttcttg </text:span></text:p>
          </draw:text-box>
        </draw:frame>
        <draw:frame draw:style-name="gr3" draw:text-style-name="P1" draw:layer="layout" svg:width="1cm" svg:height="1.12cm" svg:x="13.359cm" svg:y="10.6cm">
          <draw:image xlink:href="Pictures/1000000100000032000000386272E6A1.png" xlink:type="simple" xlink:show="embed" xlink:actuate="onLoad" draw:mime-type="image/png">
            <text:p/>
          </draw:image>
        </draw:frame>
        <draw:frame draw:style-name="gr4" draw:text-style-name="P1" draw:layer="layout" svg:width="1.121cm" svg:height="1.5cm" svg:x="9.676cm" svg:y="22.8cm">
          <draw:image xlink:href="Pictures/10000000000000C7000000FE8E57394B.png" xlink:type="simple" xlink:show="embed" xlink:actuate="onLoad" draw:mime-type="image/png">
            <text:p/>
          </draw:image>
        </draw:frame>
        <draw:frame draw:name="Text Frame 3" draw:style-name="gr5" draw:text-style-name="P5" draw:layer="layout" svg:width="1.859cm" svg:height="0.806cm" svg:x="1cm" svg:y="3.594cm">
          <draw:text-box>
            <text:p text:style-name="P4"><text:span text:style-name="T5">∆</text:span><text:span text:style-name="T5">crp</text:span></text:p>
          </draw:text-box>
        </draw:frame>
        <draw:frame draw:name="Text Frame 4" draw:style-name="gr6" draw:text-style-name="P6" draw:layer="layout" svg:width="2.267cm" svg:height="0.806cm" svg:x="18cm" svg:y="5.3cm">
          <draw:text-box>
            <text:p text:style-name="P4"><text:span text:style-name="T5">A</text:span><text:span text:style-name="T5">m</text:span><text:span text:style-name="T5">p</text:span><text:span text:style-name="T5">R</text:span></text:p>
          </draw:text-box>
        </draw:frame>
        <draw:frame draw:style-name="gr7" draw:text-style-name="P1" draw:layer="layout" svg:width="1cm" svg:height="1.12cm" svg:x="7.359cm" svg:y="10.1cm">
          <draw:image xlink:href="Pictures/1000000100000032000000386272E6A1.png" xlink:type="simple" xlink:show="embed" xlink:actuate="onLoad" draw:mime-type="image/png">
            <text:p/>
          </draw:image>
        </draw:frame>
        <draw:custom-shape draw:name="Shape 1" draw:style-name="gr8" draw:text-style-name="P7" draw:layer="layout" svg:width="1.442cm" svg:height="0.852cm" svg:x="9.917cm" svg:y="7.801cm">
          <text:p/>
          <draw:enhanced-geometry svg:viewBox="0 0 21600 21600" draw:text-areas="?f0 0 ?f2 ?f5" draw:type="down-arrow" draw:modifiers="9728.92561983471 5756.479217603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Shape 2" draw:style-name="gr8" draw:text-style-name="P7" draw:layer="layout" svg:width="1.442cm" svg:height="0.852cm" svg:x="9.917cm" svg:y="13.601cm">
          <text:p/>
          <draw:enhanced-geometry svg:viewBox="0 0 21600 21600" draw:text-areas="?f0 0 ?f2 ?f5" draw:type="down-arrow" draw:modifiers="9728.92561983471 5756.479217603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1" draw:layer="layout" svg:width="1cm" svg:height="1.12cm" svg:x="4.459cm" svg:y="23.18cm">
          <draw:image xlink:href="Pictures/1000000100000032000000386272E6A1.png" xlink:type="simple" xlink:show="embed" xlink:actuate="onLoad" draw:mime-type="image/png">
            <text:p/>
          </draw:image>
        </draw:frame>
        <draw:frame draw:style-name="gr9" draw:text-style-name="P9" draw:layer="layout" svg:width="4.338cm" svg:height="0.726cm" svg:x="2.959cm" svg:y="24.574cm">
          <draw:text-box>
            <text:p text:style-name="P8"><text:span text:style-name="T6">5´ to 3´ exonuclease</text:span></text:p>
          </draw:text-box>
        </draw:frame>
        <draw:frame draw:style-name="gr9" draw:text-style-name="P9" draw:layer="layout" svg:width="2.714cm" svg:height="0.726cm" svg:x="9.297cm" svg:y="24.574cm">
          <draw:text-box>
            <text:p text:style-name="P8"><text:span text:style-name="T6">DNA ligase </text:span></text:p>
          </draw:text-box>
        </draw:frame>
        <draw:frame draw:style-name="gr1" draw:text-style-name="P1" draw:layer="layout" svg:width="1.183cm" svg:height="1.5cm" draw:transform="rotate (-2.15652882376419) translate (7.846cm 17.653cm)">
          <draw:image xlink:href="Pictures/10000000000000C7000000FE8E57394B.png" xlink:type="simple" xlink:show="embed" xlink:actuate="onLoad" draw:mime-type="image/png">
            <text:p/>
          </draw:image>
        </draw:frame>
        <draw:frame draw:style-name="gr10" draw:text-style-name="P3" draw:layer="layout" svg:width="16.188cm" svg:height="2.652cm" svg:x="2.771cm" svg:y="16.201cm">
          <draw:text-box>
            <text:p text:style-name="P2"><text:span text:style-name="T2">...gcaa</text:span><text:span text:style-name="T2">tgagaca</text:span><text:span text:style-name="T2">agaac</text:span><text:span text:style-name="T3">ga</text:span><text:span text:style-name="T3">aaagcgt</text:span><text:span text:style-name="T3">ttacctc</text:span><text:span text:style-name="T3">ggaactc</text:span><text:span text:style-name="T3">tattgta</text:span></text:p>
            <text:p text:style-name="P10"><text:span text:style-name="T7">...cgtt</text:span><text:span text:style-name="T7">actctgt</text:span><text:span text:style-name="T7">tcttg</text:span><text:span text:style-name="T8">||</text:span><text:span text:style-name="T8">|||||||</text:span><text:span text:style-name="T8">|||||||</text:span><text:span text:style-name="T8">|||||||</text:span><text:span text:style-name="T8">|||||||</text:span><text:span text:style-name="T2">gaacccc</text:span><text:span text:style-name="T2">tat...</text:span></text:p>
            <text:p text:style-name="P10"><text:span text:style-name="T4"><text:s text:c="8"/></text:span><text:span text:style-name="T4"><text:s text:c="8"/></text:span><text:span text:style-name="T4"><text:s text:c="3"/></text:span><text:span text:style-name="T2">cttttcg</text:span><text:span text:style-name="T2">caaatgg</text:span><text:span text:style-name="T2">agccttg</text:span><text:span text:style-name="T2">agataac</text:span><text:span text:style-name="T2">atcttgg</text:span><text:span text:style-name="T2">ggata..</text:span><text:span text:style-name="T2">.</text:span></text:p>
          </draw:text-box>
        </draw:frame>
        <draw:frame draw:style-name="gr11" draw:text-style-name="P11" draw:layer="layout" svg:width="16.188cm" svg:height="1.152cm" svg:x="2.771cm" svg:y="20.997cm">
          <draw:text-box>
            <text:p text:style-name="P10"><text:span text:style-name="T7">...gc</text:span><text:span text:style-name="T7">aatga</text:span><text:span text:style-name="T7">gacaa</text:span><text:span text:style-name="T7">gaac</text:span><text:span text:style-name="T9">g</text:span><text:span text:style-name="T9">aaaag</text:span><text:span text:style-name="T9">cgttt</text:span><text:span text:style-name="T9">acctc</text:span><text:span text:style-name="T9">ggaac</text:span><text:span text:style-name="T9">tctat</text:span><text:span text:style-name="T9">tgta</text:span><text:span text:style-name="T4">g</text:span><text:span text:style-name="T4">aaccc</text:span><text:span text:style-name="T4">ctat.</text:span><text:span text:style-name="T4">..</text:span></text:p>
            <text:p text:style-name="P10"><text:span text:style-name="T7">...cg</text:span><text:span text:style-name="T7">ttact</text:span><text:span text:style-name="T7">ctgtt</text:span><text:span text:style-name="T7">cttg</text:span><text:span text:style-name="T2">c</text:span><text:span text:style-name="T2">ttttc</text:span><text:span text:style-name="T2">gcaaa</text:span><text:span text:style-name="T2">tggag</text:span><text:span text:style-name="T2">ccttg</text:span><text:span text:style-name="T2">agata</text:span><text:span text:style-name="T2">acatc</text:span><text:span text:style-name="T2">ttggg</text:span><text:span text:style-name="T2">gata.</text:span><text:span text:style-name="T2">..</text:span></text:p>
          </draw:text-box>
        </draw:frame>
        <draw:frame draw:name="Text Frame 1" draw:style-name="gr5" draw:text-style-name="P5" draw:layer="layout" svg:width="1.859cm" svg:height="0.806cm" svg:x="1.141cm" svg:y="21.2cm">
          <draw:text-box>
            <text:p text:style-name="P4"><text:span text:style-name="T5">∆</text:span><text:span text:style-name="T5">crp</text:span></text:p>
          </draw:text-box>
        </draw:frame>
        <draw:frame draw:name="Text Frame 2" draw:style-name="gr6" draw:text-style-name="P6" draw:layer="layout" svg:width="2.267cm" svg:height="0.806cm" svg:x="17.5cm" svg:y="21.2cm">
          <draw:text-box>
            <text:p text:style-name="P4"><text:span text:style-name="T5">AmpR</text:span></text:p>
          </draw:text-box>
        </draw:frame>
        <draw:custom-shape draw:name="Shape 3" draw:style-name="gr8" draw:text-style-name="P7" draw:layer="layout" svg:width="1.442cm" svg:height="0.852cm" svg:x="10cm" svg:y="19.148cm">
          <text:p/>
          <draw:enhanced-geometry svg:viewBox="0 0 21600 21600" draw:text-areas="?f0 0 ?f2 ?f5" draw:type="down-arrow" draw:modifiers="9728.92561983471 5756.479217603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viewer Reviewer</meta:initial-creator>
    <meta:creation-date>2025-03-24T07:42:44.644872668</meta:creation-date>
    <dc:date>2025-03-29T05:53:23.112195761</dc:date>
    <dc:creator>Reviewer Reviewer</dc:creator>
    <meta:editing-duration>PT8M31S</meta:editing-duration>
    <meta:editing-cycles>2</meta:editing-cycles>
    <meta:generator>LibreOffice/24.8.5.2$Linux_X86_64 LibreOffice_project/480$Build-2</meta:generator>
    <meta:print-date>2025-03-28T17:44:30.278872810</meta:print-date>
    <meta:printed-by>PDF files: Reviewer Reviewer</meta:printed-by>
    <meta:document-statistic meta:object-count="44"/>
  </office:meta>
</office:document-meta>
</file>